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>
    <style:style style:name="Theme_default_9" style:family="table-cell" style:display-name="Theme_default_9">
      <style:table-cell-properties fo:padding="2pt"/>
      <style:text-properties fo:font-family="Liberation Sans" fo:font-size="10pt" fo:color="#333333"/>
    </style:style>
    <style:style style:name="Theme_header_primary_15" style:family="table-cell" style:display-name="Theme_header_primary_15">
      <style:table-cell-properties fo:background-color="#4472C4" fo:padding="2pt"/>
      <style:text-properties fo:font-family="Liberation Sans" fo:font-size="10pt" fo:color="#FFFFFF"/>
    </style:style>
    <style:style style:name="Col_19" style:family="table-column" style:display-name="Col_19">
      <style:table-column-properties style:column-width="80pt"/>
    </style:style>
    <style:style style:name="Col_20" style:family="table-column" style:display-name="Col_20">
      <style:table-column-properties style:column-width="100pt"/>
    </style:style>
    <style:style style:name="Col_21" style:family="table-column" style:display-name="Col_21">
      <style:table-column-properties style:column-width="200pt"/>
    </style:style>
    <style:style style:name="Col_22" style:family="table-column" style:display-name="Col_22">
      <style:table-column-properties style:column-width="100pt"/>
    </style:style>
    <style:style style:name="Col_23" style:family="table-column" style:display-name="Col_23">
      <style:table-column-properties style:column-width="80pt"/>
    </style:style>
    <style:style style:name="Col_24" style:family="table-column" style:display-name="Col_24">
      <style:table-column-properties style:column-width="80pt"/>
    </style:style>
    <style:style style:name="Col_25" style:family="table-column" style:display-name="Col_25">
      <style:table-column-properties style:column-width="90pt"/>
    </style:style>
    <style:style style:name="Col_26" style:family="table-column" style:display-name="Col_26">
      <style:table-column-properties style:column-width="90pt"/>
    </style:style>
    <style:style style:name="Col_27" style:family="table-column" style:display-name="Col_27">
      <style:table-column-properties style:column-width="90pt"/>
    </style:style>
    <style:style style:name="Col_28" style:family="table-column" style:display-name="Col_28">
      <style:table-column-properties style:column-width="100pt"/>
    </style:style>
    <style:style style:name="Col_29" style:family="table-column" style:display-name="Col_29">
      <style:table-column-properties style:column-width="100pt"/>
    </style:style>
    <style:style style:name="Col_30" style:family="table-column" style:display-name="Col_30">
      <style:table-column-properties style:column-width="100pt"/>
    </style:style>
    <style:style style:name="Col_31" style:family="table-column" style:display-name="Col_31">
      <style:table-column-properties style:column-width="100pt"/>
    </style:style>
    <style:style style:name="Col_32" style:family="table-column" style:display-name="Col_32">
      <style:table-column-properties style:column-width="250pt"/>
    </style:style>
    <style:style style:name="Col_33" style:family="table-column" style:display-name="Col_33">
      <style:table-column-properties style:column-width="150pt"/>
    </style:style>
    <style:style style:name="Col_34" style:family="table-column" style:display-name="Col_34">
      <style:table-column-properties style:column-width="120pt"/>
    </style:style>
    <style:style style:name="Col_35" style:family="table-column" style:display-name="Col_35">
      <style:table-column-properties style:column-width="120pt"/>
    </style:style>
    <style:style style:name="Col_36" style:family="table-column" style:display-name="Col_36">
      <style:table-column-properties style:column-width="120pt"/>
    </style:style>
  </office:automatic-styles>
  <office:body>
    <office:spreadsheet>
      <table:table table:name="Experiments">
        <table:table-column table:style-name="Col_19"/>
        <table:table-column table:style-name="Col_20"/>
        <table:table-column table:style-name="Col_21"/>
        <table:table-column table:style-name="Col_22"/>
        <table:table-column table:style-name="Col_23"/>
        <table:table-column table:style-name="Col_24"/>
        <table:table-column table:style-name="Col_25"/>
        <table:table-column table:style-name="Col_26"/>
        <table:table-column table:style-name="Col_27"/>
        <table:table-column table:style-name="Col_28"/>
        <table:table-column table:style-name="Col_29"/>
        <table:table-column table:style-name="Col_30"/>
        <table:table-column table:style-name="Col_31"/>
        <table:table-column table:style-name="Col_32"/>
        <table:table-row>
          <table:table-cell table:style-name="Theme_header_primary_15" office:value-type="string">
            <text:p>Exp ID</text:p>
          </table:table-cell>
          <table:table-cell table:style-name="Theme_header_primary_15" office:value-type="string">
            <text:p>Date</text:p>
          </table:table-cell>
          <table:table-cell table:style-name="Theme_header_primary_15" office:value-type="string">
            <text:p>Parameters</text:p>
          </table:table-cell>
          <table:table-cell table:style-name="Theme_header_primary_15" office:value-type="string">
            <text:p>Learning Rate</text:p>
          </table:table-cell>
          <table:table-cell table:style-name="Theme_header_primary_15" office:value-type="string">
            <text:p>Batch Size</text:p>
          </table:table-cell>
          <table:table-cell table:style-name="Theme_header_primary_15" office:value-type="string">
            <text:p>Epochs</text:p>
          </table:table-cell>
          <table:table-cell table:style-name="Theme_header_primary_15" office:value-type="string">
            <text:p>Random Seed</text:p>
          </table:table-cell>
          <table:table-cell table:style-name="Theme_header_primary_15" office:value-type="string">
            <text:p>Dataset Ver</text:p>
          </table:table-cell>
          <table:table-cell table:style-name="Theme_header_primary_15" office:value-type="string">
            <text:p>Code Ver</text:p>
          </table:table-cell>
          <table:table-cell table:style-name="Theme_header_primary_15" office:value-type="string">
            <text:p>Accuracy</text:p>
          </table:table-cell>
          <table:table-cell table:style-name="Theme_header_primary_15" office:value-type="string">
            <text:p>Loss</text:p>
          </table:table-cell>
          <table:table-cell table:style-name="Theme_header_primary_15" office:value-type="string">
            <text:p>Duration (s)</text:p>
          </table:table-cell>
          <table:table-cell table:style-name="Theme_header_primary_15" office:value-type="string">
            <text:p>Status</text:p>
          </table:table-cell>
          <table:table-cell table:style-name="Theme_header_primary_15" office:value-type="string">
            <text:p>Notes</text:p>
          </table:table-cell>
        </table:table-row>
        <table:table-row>
          <table:table-cell table:style-name="Theme_default_9" office:value-type="string">
            <text:p>EXP-001</text:p>
          </table:table-cell>
          <table:table-cell table:style-name="Theme_default_9" office:value-type="string">
            <text:p>2024-01-15</text:p>
          </table:table-cell>
          <table:table-cell table:style-name="Theme_default_9" office:value-type="string">
            <text:p>{"model": "ResNet50", "optimizer": "Adam"}</text:p>
          </table:table-cell>
          <table:table-cell table:style-name="Theme_default_9" office:value-type="float" office:value="0.001">
            <text:p>0.001</text:p>
          </table:table-cell>
          <table:table-cell table:style-name="Theme_default_9" office:value-type="float" office:value="32">
            <text:p>32</text:p>
          </table:table-cell>
          <table:table-cell table:style-name="Theme_default_9" office:value-type="float" office:value="50">
            <text:p>50</text:p>
          </table:table-cell>
          <table:table-cell table:style-name="Theme_default_9" office:value-type="float" office:value="42">
            <text:p>42</text:p>
          </table:table-cell>
          <table:table-cell table:style-name="Theme_default_9" office:value-type="string">
            <text:p>v1.0.0</text:p>
          </table:table-cell>
          <table:table-cell table:style-name="Theme_default_9" office:value-type="string">
            <text:p>abc123</text:p>
          </table:table-cell>
          <table:table-cell table:style-name="Theme_default_9" office:value-type="float" office:value="0.92">
            <text:p>0.92</text:p>
          </table:table-cell>
          <table:table-cell table:style-name="Theme_default_9" office:value-type="float" office:value="0.15">
            <text:p>0.15</text:p>
          </table:table-cell>
          <table:table-cell table:style-name="Theme_default_9" office:value-type="float" office:value="3600">
            <text:p>3600</text:p>
          </table:table-cell>
          <table:table-cell table:style-name="Theme_default_9" office:value-type="string">
            <text:p>completed</text:p>
          </table:table-cell>
          <table:table-cell table:style-name="Theme_default_9" office:value-type="string">
            <text:p>Baseline model</text:p>
          </table:table-cell>
        </table:table-row>
        <table:table-row>
          <table:table-cell table:style-name="Theme_default_9" office:value-type="string">
            <text:p>EXP-002</text:p>
          </table:table-cell>
          <table:table-cell table:style-name="Theme_default_9" office:value-type="string">
            <text:p>2024-01-16</text:p>
          </table:table-cell>
          <table:table-cell table:style-name="Theme_default_9" office:value-type="string">
            <text:p>{"model": "ResNet50", "optimizer": "SGD"}</text:p>
          </table:table-cell>
          <table:table-cell table:style-name="Theme_default_9" office:value-type="float" office:value="0.01">
            <text:p>0.01</text:p>
          </table:table-cell>
          <table:table-cell table:style-name="Theme_default_9" office:value-type="float" office:value="64">
            <text:p>64</text:p>
          </table:table-cell>
          <table:table-cell table:style-name="Theme_default_9" office:value-type="float" office:value="50">
            <text:p>50</text:p>
          </table:table-cell>
          <table:table-cell table:style-name="Theme_default_9" office:value-type="float" office:value="42">
            <text:p>42</text:p>
          </table:table-cell>
          <table:table-cell table:style-name="Theme_default_9" office:value-type="string">
            <text:p>v1.0.0</text:p>
          </table:table-cell>
          <table:table-cell table:style-name="Theme_default_9" office:value-type="string">
            <text:p>def456</text:p>
          </table:table-cell>
          <table:table-cell table:style-name="Theme_default_9" office:value-type="float" office:value="0.89">
            <text:p>0.89</text:p>
          </table:table-cell>
          <table:table-cell table:style-name="Theme_default_9" office:value-type="float" office:value="0.22">
            <text:p>0.22</text:p>
          </table:table-cell>
          <table:table-cell table:style-name="Theme_default_9" office:value-type="float" office:value="1800">
            <text:p>1800</text:p>
          </table:table-cell>
          <table:table-cell table:style-name="Theme_default_9" office:value-type="string">
            <text:p>completed</text:p>
          </table:table-cell>
          <table:table-cell table:style-name="Theme_default_9" office:value-type="string">
            <text:p>SGD optimizer test</text:p>
          </table:table-cell>
        </table:table-row>
        <table:table-row>
          <table:table-cell table:style-name="Theme_default_9" office:value-type="string">
            <text:p>EXP-003</text:p>
          </table:table-cell>
          <table:table-cell table:style-name="Theme_default_9" office:value-type="string">
            <text:p>2024-01-17</text:p>
          </table:table-cell>
          <table:table-cell table:style-name="Theme_default_9" office:value-type="string">
            <text:p>{"model": "VGG16", "optimizer": "Adam"}</text:p>
          </table:table-cell>
          <table:table-cell table:style-name="Theme_default_9" office:value-type="float" office:value="0.0005">
            <text:p>0.0005</text:p>
          </table:table-cell>
          <table:table-cell table:style-name="Theme_default_9" office:value-type="float" office:value="32">
            <text:p>32</text:p>
          </table:table-cell>
          <table:table-cell table:style-name="Theme_default_9" office:value-type="float" office:value="50">
            <text:p>50</text:p>
          </table:table-cell>
          <table:table-cell table:style-name="Theme_default_9" office:value-type="float" office:value="123">
            <text:p>123</text:p>
          </table:table-cell>
          <table:table-cell table:style-name="Theme_default_9" office:value-type="string">
            <text:p>v1.1.0</text:p>
          </table:table-cell>
          <table:table-cell table:style-name="Theme_default_9" office:value-type="string">
            <text:p>ghi789</text:p>
          </table:table-cell>
          <table:table-cell table:style-name="Theme_default_9" office:value-type="float" office:value="0.94">
            <text:p>0.94</text:p>
          </table:table-cell>
          <table:table-cell table:style-name="Theme_default_9" office:value-type="float" office:value="0.12">
            <text:p>0.12</text:p>
          </table:table-cell>
          <table:table-cell table:style-name="Theme_default_9" office:value-type="float" office:value="4500">
            <text:p>4500</text:p>
          </table:table-cell>
          <table:table-cell table:style-name="Theme_default_9" office:value-type="string">
            <text:p>completed</text:p>
          </table:table-cell>
          <table:table-cell table:style-name="Theme_default_9" office:value-type="string">
            <text:p>VGG architecture</text:p>
          </table:table-cell>
        </table:table-row>
      </table:table>
      <table:table table:name="Summary">
        <table:table-column table:style-name="Col_33"/>
        <table:table-column table:style-name="Col_34"/>
        <table:table-column table:style-name="Col_35"/>
        <table:table-column table:style-name="Col_36"/>
        <table:table-row>
          <table:table-cell table:style-name="Theme_header_primary_15" office:value-type="string">
            <text:p>Metric</text:p>
          </table:table-cell>
          <table:table-cell table:style-name="Theme_header_primary_15" office:value-type="string">
            <text:p>Best Value</text:p>
          </table:table-cell>
          <table:table-cell table:style-name="Theme_header_primary_15" office:value-type="string">
            <text:p>Average</text:p>
          </table:table-cell>
          <table:table-cell table:style-name="Theme_header_primary_15" office:value-type="string">
            <text:p>Worst Value</text:p>
          </table:table-cell>
        </table:table-row>
        <table:table-row>
          <table:table-cell table:style-name="Theme_default_9" office:value-type="string">
            <text:p>Accuracy</text:p>
          </table:table-cell>
          <table:table-cell table:style-name="Theme_default_9" office:value-type="string">
            <text:p>=MAX(Experiments.J:Experiments.J)</text:p>
          </table:table-cell>
          <table:table-cell table:style-name="Theme_default_9" office:value-type="string">
            <text:p>=AVERAGE(Experiments.J:Experiments.J)</text:p>
          </table:table-cell>
          <table:table-cell table:style-name="Theme_default_9" office:value-type="string">
            <text:p>=MIN(Experiments.J:Experiments.J)</text:p>
          </table:table-cell>
        </table:table-row>
        <table:table-row>
          <table:table-cell table:style-name="Theme_default_9" office:value-type="string">
            <text:p>Loss</text:p>
          </table:table-cell>
          <table:table-cell table:style-name="Theme_default_9" office:value-type="string">
            <text:p>=MAX(Experiments.K:Experiments.K)</text:p>
          </table:table-cell>
          <table:table-cell table:style-name="Theme_default_9" office:value-type="string">
            <text:p>=AVERAGE(Experiments.K:Experiments.K)</text:p>
          </table:table-cell>
          <table:table-cell table:style-name="Theme_default_9" office:value-type="string">
            <text:p>=MIN(Experiments.K:Experiments.K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config="urn:oasis:names:tc:opendocument:xmlns:config:1.0" xmlns:ooo="http://openoffice.org/2004/office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